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apsimulator.py -a 3.887996 -o -76.973416 accessPoints</text:p>
      <text:p text:style-name="Standard">python apsimulator.py -a 3.887795 -o -76.973179 -e accessPoints</text:p>
      <text:p text:style-name="Standard">python apsimulator.py -a 3.887646 -o -76.972972 -e accessPoints</text:p>
      <text:p text:style-name="Standard">python apsimulator.py -a 3.887567 -o -76.972825 -e accessPoints</text:p>
      <text:p text:style-name="Standard">python kisheat.py -m accesspoints accessPoints.kism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3T15:00:06.050597887</meta:creation-date>
    <dc:date>2020-01-23T15:03:52.719073627</dc:date>
    <meta:editing-duration>PT3M52S</meta:editing-duration>
    <meta:editing-cycles>1</meta:editing-cycles>
    <meta:document-statistic meta:table-count="0" meta:image-count="0" meta:object-count="0" meta:page-count="1" meta:paragraph-count="5" meta:word-count="36" meta:character-count="302" meta:non-whitespace-character-count="271"/>
    <meta:generator>LibreOffice/6.3.4.2$Linux_X86_64 LibreOffice_project/30$Build-2</meta:generator>
  </office:meta>
</office:document-meta>
</file>